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4e3b"/>
    </style:style>
    <style:style style:name="T1" style:family="text">
      <style:text-properties officeooo:rsid="001b4e3b"/>
    </style:style>
    <style:style style:name="T2" style:family="text">
      <style:text-properties officeooo:rsid="001db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Étapes</text:span> pour récupérer et initialiser le Projet CPI-CPRP</text:p>
      <text:p text:style-name="P1"><text:span text:style-name="T1">- Récupérer le projet sur Github ( ProjetCPI-CPRP : https://github.com/BraviMathieu/ProjetCPI-CPRP )</text:span></text:p>
      <text:p text:style-name="Standard">- <text:span text:style-name="T1">Installer composer (https://getcomposer.org/)</text:span></text:p>
      <text:p text:style-name="Standard">- <text:span text:style-name="T1">depuis cmd → aller dans le dossier du projet et entrer la commande : composer upgra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9:20:15.912000000</meta:creation-date>
    <dc:date>2019-03-08T09:27:02.560000000</dc:date>
    <meta:editing-duration>PT6M46S</meta:editing-duration>
    <meta:editing-cycles>3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4" meta:word-count="40" meta:character-count="289" meta:non-whitespace-character-count="253"/>
  </office:meta>
</office:document-meta>
</file>